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line-height="115%" fo:text-align="justify" style:justify-single-word="false" fo:text-indent="0.5in" style:auto-text-indent="false"/>
    </style:style>
    <style:style style:name="P2" style:family="paragraph" style:parent-style-name="Standard">
      <style:paragraph-properties fo:line-height="200%" fo:text-align="center" style:justify-single-word="false"/>
      <style:text-properties style:use-window-font-color="true" style:font-name="Times New Roman" fo:font-size="14pt" fo:font-weight="normal" fo:background-color="transparent" style:font-name-asian="Times New Roman" style:font-name-complex="Times New Roman"/>
    </style:style>
    <style:style style:name="P3" style:family="paragraph" style:parent-style-name="Standard">
      <style:paragraph-properties fo:line-height="100%" fo:text-align="center" style:justify-single-word="false"/>
      <style:text-properties style:use-window-font-color="true" style:font-name="Calibri1" fo:font-size="11pt" fo:font-weight="normal" fo:background-color="transparent" style:font-name-asian="Calibri1" style:font-name-complex="Calibri1"/>
    </style:style>
    <style:style style:name="P4" style:family="paragraph" style:parent-style-name="Standard">
      <style:paragraph-properties fo:margin-left="0in" fo:margin-right="0in" fo:line-height="115%" fo:text-align="justify"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5" style:family="paragraph" style:parent-style-name="Standard">
      <style:paragraph-properties fo:margin-left="0in" fo:margin-right="0in" fo:line-height="100%" fo:text-align="start" style:justify-single-word="false" fo:text-indent="0.5in" style:auto-text-indent="false"/>
      <style:text-properties style:use-window-font-color="true" style:font-name="Times New Roman" fo:font-size="12pt" fo:font-weight="normal" fo:background-color="transparent" style:font-name-asian="Times New Roman" style:font-name-complex="Times New Roman"/>
    </style:style>
    <style:style style:name="P6" style:family="paragraph" style:parent-style-name="Standard">
      <style:paragraph-properties fo:margin-left="0in" fo:margin-right="0in" fo:line-height="200%" fo:text-align="start" style:justify-single-word="false" fo:text-indent="0.5in" style:auto-text-indent="false"/>
      <style:text-properties style:use-window-font-color="true" style:font-name="Times New Roman" fo:font-size="14pt" fo:font-weight="normal" fo:background-color="transparent" style:font-name-asian="Times New Roman" style:font-name-complex="Times New Roman"/>
    </style:style>
    <style:style style:name="P7" style:family="paragraph" style:parent-style-name="Standard">
      <style:paragraph-properties fo:margin-left="0in" fo:margin-right="0in" fo:line-height="100%" fo:text-align="start" style:justify-single-word="false" fo:text-indent="0.5in" style:auto-text-indent="false"/>
      <style:text-properties style:use-window-font-color="true" style:font-name="Times New Roman" fo:font-size="14pt" fo:font-weight="normal" fo:background-color="transparent" style:font-name-asian="Times New Roman" style:font-name-complex="Times New Roman"/>
    </style:style>
    <style:style style:name="P8" style:family="paragraph" style:parent-style-name="Standard">
      <style:paragraph-properties fo:margin-left="0in" fo:margin-right="0in" fo:line-height="100%" fo:text-align="start" style:justify-single-word="false" fo:text-indent="0.5in" style:auto-text-indent="false"/>
      <style:text-properties style:use-window-font-color="true" style:font-name="Calibri1" fo:font-size="11pt" fo:font-weight="normal" fo:background-color="transparent" style:font-name-asian="Calibri1" style:font-name-complex="Calibri1"/>
    </style:style>
    <style:style style:name="P9" style:family="paragraph" style:parent-style-name="Standard" style:list-style-name="L1">
      <style:paragraph-properties fo:margin-left="-0.75in" fo:margin-right="0in" fo:line-height="115%" fo:text-align="justify" style:justify-single-word="false" fo:text-indent="0.75in" style:auto-text-indent="false"/>
    </style:style>
    <style:style style:name="P10" style:family="paragraph" style:parent-style-name="Standard" style:list-style-name="L2">
      <style:paragraph-properties fo:margin-left="-0.75in" fo:margin-right="0in" fo:line-height="115%" fo:text-align="justify" style:justify-single-word="false" fo:text-indent="0.75in" style:auto-text-indent="false"/>
    </style:style>
    <style:style style:name="P11" style:family="paragraph" style:parent-style-name="Standard" style:list-style-name="L3">
      <style:paragraph-properties fo:margin-left="-0.75in" fo:margin-right="0in" fo:line-height="115%" fo:text-align="justify" style:justify-single-word="false" fo:text-indent="0.75in" style:auto-text-indent="false"/>
    </style:style>
    <style:style style:name="P12" style:family="paragraph" style:parent-style-name="Standard" style:list-style-name="L4">
      <style:paragraph-properties fo:margin-left="-0.75in" fo:margin-right="0in" fo:line-height="115%" fo:text-align="justify" style:justify-single-word="false" fo:text-indent="0.75in" style:auto-text-indent="false"/>
    </style:style>
    <style:style style:name="P13" style:family="paragraph" style:parent-style-name="Standard" style:list-style-name="L5">
      <style:paragraph-properties fo:margin-left="-0.75in" fo:margin-right="0in" fo:line-height="115%" fo:text-align="justify" style:justify-single-word="false" fo:text-indent="0.75in" style:auto-text-indent="false"/>
    </style:style>
    <style:style style:name="P14" style:family="paragraph" style:parent-style-name="Standard" style:list-style-name="L1">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P15" style:family="paragraph" style:parent-style-name="Standard" style:list-style-name="L2">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P16" style:family="paragraph" style:parent-style-name="Standard" style:list-style-name="L3">
      <style:paragraph-properties fo:margin-left="-0.75in" fo:margin-right="0in" fo:line-height="115%" fo:text-align="justify" style:justify-single-word="false" fo:text-indent="0.75in" style:auto-text-indent="false"/>
      <style:text-properties style:use-window-font-color="true" style:font-name="Times New Roman" fo:font-size="12pt" fo:font-weight="normal" fo:background-color="transparent" style:font-name-asian="Times New Roman" style:font-name-complex="Times New Roman"/>
    </style:style>
    <style:style style:name="T1" style:family="text">
      <style:text-properties style:use-window-font-color="true" style:font-name="Times New Roman" fo:font-size="12pt" fo:font-weight="normal" fo:background-color="transparent" loext:char-shading-value="0" style:font-name-asian="Times New Roman" style:font-name-complex="Times New Roman"/>
    </style:style>
    <style:style style:name="T2" style:family="text">
      <style:text-properties style:use-window-font-color="true" style:font-name="Times New Roman" fo:font-size="12pt" fo:font-weight="normal" fo:background-color="#f7f7f9" loext:char-shading-value="0" style:font-name-asian="Times New Roman" style:font-name-complex="Times New Roman"/>
    </style:style>
    <style:style style:name="T3" style:family="text">
      <style:text-properties style:use-window-font-color="true" style:font-name="Times New Roman" fo:font-size="12pt" fo:font-style="italic" fo:font-weight="normal" fo:background-color="transparent" loext:char-shading-value="0" style:font-name-asian="Times New Roman" style:font-name-complex="Times New Roman"/>
    </style:style>
    <style:style style:name="T4" style:family="text">
      <style:text-properties style:use-window-font-color="true" style:font-name="Times New Roman" fo:font-size="12pt" fo:font-weight="bold" fo:background-color="transparent" loext:char-shading-value="0" style:font-name-asian="Times New Roman" style:font-name-complex="Times New Roman"/>
    </style:style>
    <style:style style:name="T5" style:family="text">
      <style:text-properties style:use-window-font-color="true" style:font-name="Times New Roman" fo:font-size="9pt" fo:font-weight="normal" fo:background-color="#f7f7f9" loext:char-shading-value="0" style:font-name-asian="Times New Roman" style:font-name-complex="Times New Roman"/>
    </style:style>
    <style:style style:name="T6" style:family="text">
      <style:text-properties fo:color="#0000ff" style:font-name="Times New Roman"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Times New Roman" style:font-name-complex="Times New Roman"/>
    </style:style>
    <style:style style:name="T7" style:family="text">
      <style:text-properties fo:color="#000000"/>
    </style:style>
    <style:style style:name="T8" style:family="text">
      <style:text-properties fo:color="#000000" style:text-underline-style="solid" style:text-underline-width="auto" style:text-underline-color="font-color"/>
    </style:style>
    <style:style style:name="T9" style:family="text">
      <style:text-properties fo:color="#000000" style:text-underline-style="none"/>
    </style:style>
    <text:list-style style:name="L1">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bullet-char="•">
        <style:list-level-properties text:space-before="0.5in" text:min-label-width="0.25in"/>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nglish version</text:p>
      <text:p text:style-name="P2">Introduction</text:p>
      <text:p text:style-name="P4">One of the most important aspects of writing maintainable code is being able to notice the recurring themes in that code and optimize them. This is an area where knowledge of design patterns can prove invaluable.</text:p>
      <text:p text:style-name="P4">In the first part of this book, we will explore the history and importance of design patterns which can really be applied to any programming language.</text:p>
      <text:p text:style-name="P1"><text:span text:style-name="T1">Design patterns can be traced back to the early work of an architect named </text:span><text:span text:style-name="T6">Christopher Alexander</text:span><text:span text:style-name="T1">. He would often write publications about his experience in solving design issues and how they related to buildings and towns. One day, it occurred to Alexander that when used time and time again, certain design constructs lead to a desired optimal effect.</text:span></text:p>
      <text:p text:style-name="P1"><text:span text:style-name="T1">In collaboration with Sara Ishikawa and Murray Silverstein, Alexander produced a pattern language that would help empower anyone wishing to design and build at any scale. This was published back in 1977 in a paper titled "A Pattern Language", which was later released as a complete hardcover </text:span><text:span text:style-name="T6">book</text:span><text:span text:style-name="T1">.</text:span></text:p>
      <text:p text:style-name="P4">Some 30 years ago, software engineers began to incorporate the principles Alexander had written about into the first documentation about design patterns, which was to be a guide for novice developers looking to improve their coding skills. It's important to note that the concepts behind design patterns have actually been around in the programming industry since its inception, albeit in a less formalized form.</text:p>
      <text:p text:style-name="P1"><text:span text:style-name="T1">One of the first and arguably most iconic formal works published on design patterns in software engineering was a book in 1995 called </text:span><text:span text:style-name="T3">Design Patterns: Elements Of Reusable Object-Oriented Software</text:span><text:span text:style-name="T1">. This was written by </text:span><text:span text:style-name="T9">Erich Gamma, <text:s/>HYPERLINK "http://en.wikipedia.org/w/index.php?title=Richard_Helm HYPERLINK "http://en.wikipedia.org/w/index.php?title=Richard_Helm&amp;action=edit&amp;redlink=1"&amp; HYPERLINK "http://en.wikipedia.org/w/index.php?title=Richard_Helm&amp;action=edit&amp;redlink=1"action=edit HYPERLINK "http://en.wikipedia.org/w/index.php?title=Richard_Helm&amp;action=edit&amp;redlink=1"&amp; HYPERLINK "http://en.wikipedia.org/w/index.php?title=Richard_Helm&amp;action=edit&amp;redlink=1"redlink=1" HYPERLINK "http://en.wikipedia.org/w/index.php?title=Richard_Helm&amp;action=edit&amp;redlink=1"Richard Helm, <text:s/>HYPERLINK "http://en.wikipedia.org/wiki/Ralph_Johnson" HYPERLINK "http://en.wikipedia.org/wiki/Ralph_Johnson"Ralph Johnson and <text:s/>HYPERLINK "http://en.wikipedia.org/wiki/John_Vlissides" HYPERLINK "http://en.wikipedia.org/wiki/John_Vlissides"John Vlissides - a group that became known as the Gang of Four (or GoF for short).</text:span></text:p>
      <text:p text:style-name="P4">The GoF's publication is considered quite instrumental to pushing the concept of design patterns further in our field as it describes a number of development techniques and pitfalls as well as providing twenty-three core Object-Oriented design patterns frequently used around the world today. We will be covering these patterns in more detail in the section "Categories of Design Patterns".</text:p>
      <text:p text:style-name="P1"><text:span text:style-name="T1">In this book, we will take a look at a number of popular JavaScript design patterns and explore why certain patterns may be more suitable for your projects than others. Remember that patterns can be applied not just to vanilla JavaScript (i.e standard JavaScript code), but also to abstracted libraries such as </text:span><text:span text:style-name="T6">jQuery</text:span><text:span text:style-name="T1"> or </text:span><text:span text:style-name="T6">dojo</text:span><text:span text:style-name="T1"> as well. Before we begin, let’s look at the exact definition of a "pattern" in software design.</text:span></text:p>
      <text:p text:style-name="P5"><text:soft-page-break/><text:s/></text:p>
      <text:p text:style-name="P6">What is a Pattern?</text:p>
      <text:p text:style-name="P4">A pattern is a reusable solution that can be applied to commonly occurring problems in software design - in our case - in writing JavaScript web applications. Another way of looking at patterns are as templates for how we solve problems - ones which can be used in quite a few different situations.</text:p>
      <text:p text:style-name="P4">So, why is it important to understand patterns and be familiar with them? Design patterns have three main benefits:</text:p>
      <text:list xml:id="list2909491421" text:style-name="L1">
        <text:list-item>
          <text:p text:style-name="P14"><text:s/>Patterns are proven solutions: They provide solid approaches to solving issues in software development using proven techniques that reflect the experience and insights the developers that helped define them bring to the pattern.</text:p>
        </text:list-item>
        <text:list-item>
          <text:p text:style-name="P14"><text:s/>Patterns can be easily reused: A pattern usually reflects an out of the box solution that can be adapted to suit our own needs. This feature makes them quite robust.</text:p>
        </text:list-item>
        <text:list-item>
          <text:p text:style-name="P9"><text:span text:style-name="T1"><text:s/>Patterns can be expressive: When we look at a pattern there’s generally a set structure and </text:span><text:span text:style-name="T3">vocabulary</text:span><text:span text:style-name="T1"> to the solution presented that can help express rather large solutions quite elegantly.</text:span></text:p>
        </text:list-item>
      </text:list>
      <text:p text:style-name="P4">Patterns are not an exact solution. It’s important that we remember the role of a pattern is merely to provide us with a solution scheme. Patterns don’t solve all design problems nor do they replace good software designers, however, they do support them. Next we’ll take a look at some of the other advantages patterns have to offer.</text:p>
      <text:list xml:id="list909780992" text:style-name="L2">
        <text:list-item>
          <text:p text:style-name="P15"><text:s/>Reusing patterns assists in preventing minor issues that can cause major problems in the application development process. What this means is when code is built on proven patterns, we can afford to spend less time worrying about the structure of our code and more time focusing on the quality of our overall solution. This is because patterns can encourage us to code in a more structured and organized fashion avoiding the need to refactor it for cleanliness purposes in the future.</text:p>
        </text:list-item>
        <text:list-item>
          <text:p text:style-name="P15"><text:s/>Patterns can provide generalized solutions which are documented in a fashion that doesn't require them to be tied to a specific problem. This generalized approach means that regardless of the application (and in many cases the programming language) we are working with, design patterns can be applied to improve the structure of our code.</text:p>
        </text:list-item>
        <text:list-item>
          <text:p text:style-name="P10"><text:span text:style-name="T1"><text:s/>Certain patterns can actually decrease the overall file-size footprint of our code by avoiding repetition. By encouraging developers to look more closely at their solutions for areas where instant reductions in repetition can be made, e.g. reducing the number of functions performing similar processes in favor of a single generalized function, the overall size of our codebase can be decreased. This is also known as making code more </text:span><text:span text:style-name="T3">DRY</text:span><text:span text:style-name="T1">.</text:span></text:p>
        </text:list-item>
        <text:list-item>
          <text:p text:style-name="P15"><text:s/>Patterns add to a developer's vocabulary, which makes communication faster.</text:p>
        </text:list-item>
        <text:list-item>
          <text:p text:style-name="P15"><text:s/>Patterns that are frequently used can be improved over time by harnessing the collective experiences other developers using those patterns contribute back to the design pattern community. In some cases this leads to the creation of entirely new design patterns whilst in others it can lead to the provision of improved guidelines on how specific patterns can be best used. This can ensure that pattern-based solutions continue to become more robust than ad-hoc solutions may be.</text:p>
        </text:list-item>
      </text:list>
      <text:p text:style-name="P5"><text:s/></text:p>
      <text:p text:style-name="P6">We already use patterns everyday</text:p>
      <text:p text:style-name="P4">To understand how useful patterns can be, let's review a very simple element selection problem that the jQuery library solves for us.</text:p>
      <text:p text:style-name="P4"><text:soft-page-break/>Imagine that we have a script where for each DOM element found on a page with class "foo" we wish to increment a counter. What's the most efficient way to query for this collection of elements? Well, there are a few different ways this problem could be tackled:</text:p>
      <text:list xml:id="list4178953517" text:style-name="L3">
        <text:list-item>
          <text:p text:style-name="P16"><text:s/>Select all of the elements in the page and then store references to them. Next, filter this collection and use regular expressions (or another means) to only store those with the class "foo".</text:p>
        </text:list-item>
        <text:list-item>
          <text:p text:style-name="P11"><text:span text:style-name="T1"><text:s/>Use a modern native browser feature such as </text:span><text:span text:style-name="T5">querySelectorAll()</text:span><text:span text:style-name="T1"> to select all of the elements with the class "foo".</text:span></text:p>
        </text:list-item>
        <text:list-item>
          <text:p text:style-name="P11"><text:span text:style-name="T1"><text:s/>Use a native feature such as </text:span><text:span text:style-name="T5">getElementsByClassName()</text:span><text:span text:style-name="T1"> to similarly get back the desired collection.</text:span></text:p>
        </text:list-item>
      </text:list>
      <text:p text:style-name="P1"><text:span text:style-name="T1">So, which of these options is the fastest? It's actually option 3. by a factor of 8-10 times the </text:span><text:span text:style-name="T6">alternatives</text:span><text:span text:style-name="T1">. In a real-world application however, 3. will not work in versions of Internet Explorer below 9 and thus it's necessary to use 1. where both 2. and 3. aren't supported.</text:span></text:p>
      <text:p text:style-name="P1"><text:span text:style-name="T1">Developers using jQuery don't have to worry about this problem however, as it's luckily abstracted away for us using the </text:span><text:span text:style-name="T3">Facade</text:span><text:span text:style-name="T1"> pattern. As we'll review in more detail later, this pattern provides a simple set of abstracted interfaces (e.g </text:span><text:span text:style-name="T5">$el.css()</text:span><text:span text:style-name="T1">, </text:span><text:span text:style-name="T5">$el.animate()</text:span><text:span text:style-name="T1">) to several more complex underlying bodies of code. As we've seen, this means less time having to be concerned about implementation level details.</text:span></text:p>
      <text:p text:style-name="P4">Behind the scenes, the library simply opts for the most optimal approach to selecting elements depending on what our current browser supports and we just consume the abstraction layer.</text:p>
      <text:p text:style-name="P1"><text:span text:style-name="T1">We're probably all also familiar with jQuery's </text:span><text:span text:style-name="T5">$("selector")</text:span><text:span text:style-name="T2">vs. selecting the most optimal selection paths ourselves. There's no contest! Abstractions using patterns can offer real-world value.</text:span></text:p>
      <text:p text:style-name="P1"><text:span text:style-name="T2">We'll be looking at this and more design patterns later on in the book.</text:span><text:span text:style-name="T1">. This is significantly more easy to use for selecting HTML elements on a page versus having to manually opt for </text:span><text:span text:style-name="T5">getElementById()</text:span><text:span text:style-name="T1">, </text:span><text:span text:style-name="T5">getElementsByClassName()</text:span><text:span text:style-name="T1">, </text:span><text:span text:style-name="T5">getElementsByTagName()</text:span><text:span text:style-name="T1"> and so on.</text:span></text:p>
      <text:p text:style-name="P1"><text:span text:style-name="T1">Although we know that </text:span><text:span text:style-name="T5">querySelectorAll()</text:span><text:span text:style-name="T1"> attempts to solve this problem, compare the effort involved in using jQuery's Facade interfaces vs. selecting the most optimal selection paths ourselves. There's no contest! Abstractions using patterns can offer real-world value.</text:span></text:p>
      <text:p text:style-name="P4">We'll be looking at this and more design patterns later on in the book.</text:p>
      <text:p text:style-name="P5"><text:s/></text:p>
      <text:p text:style-name="P7">"Pattern"-ity Testing, Proto-Patterns &amp; The Rule Of Three</text:p>
      <text:p text:style-name="P8"/>
      <text:p text:style-name="P1"><text:span text:style-name="T1">Remember that not every algorithm, best practice or solution represents what might be considered a complete pattern. There may be a few key ingredients here that are missing and the pattern community is generally wary of something claiming to be one unless it has been heavily vetted. Even if something is presented to us which </text:span><text:span text:style-name="T4">appears</text:span><text:span text:style-name="T1"> to meet the criteria for a pattern, it should not be considered one until it has undergone suitable periods of scrutiny and testing by others.</text:span></text:p>
      <text:p text:style-name="P4">Looking back upon the work by Alexander once more, he claims that a pattern should both be a process and a "thing". This definition is obtuse on purpose as he follows by saying that it is the process which should create the "thing". This is a reason why patterns generally focus on addressing a visually identifiable structure i.e we should be able to visually depict (or draw) a picture representing the structure that placing the pattern into practice results in.</text:p>
      <text:p text:style-name="P4">In studying design patterns, it's not irregular to come across the term "proto-pattern". What is this? Well, a pattern that has not yet been known to pass the "pattern"-ity tests is usually referred to as a proto-pattern. Proto-patterns may result from the work of someone that has established a <text:soft-page-break/>particular solution that is worthy of sharing with the community, but may not have yet had the opportunity to have been vetted heavily due to its very young age.</text:p>
      <text:p text:style-name="P4">Alternatively, the individual(s) sharing the pattern may not have the time or interest of going through the "pattern"-ity process and might release a short description of their proto-pattern instead. Brief descriptions or snippets of this type of pattern are known as patlets.</text:p>
      <text:p text:style-name="P4">The work involved in fully documenting a qualified pattern can be quite daunting. Looking back at some of the earliest work in the field of design patterns, a pattern may be considered "good" if it does the following:</text:p>
      <text:list xml:id="list3912789280" text:style-name="L4">
        <text:list-item>
          <text:p text:style-name="P12"><text:span text:style-name="T4"><text:s/>Solves a particular problem</text:span><text:span text:style-name="T1">: Patterns are not supposed to just capture principles or strategies. They need to capture solutions. This is one of the most essential ingredients for a good pattern.</text:span></text:p>
        </text:list-item>
        <text:list-item>
          <text:p text:style-name="P12"><text:span text:style-name="T4"><text:s/>The solution to this problem cannot be obvious</text:span><text:span text:style-name="T1">: We can find that problem-solving techniques often attempt to derive from well-known first principles. The best design patterns usually provide solutions to problems indirectly - this is considered a necessary approach for the most challenging problems related to design.</text:span></text:p>
        </text:list-item>
        <text:list-item>
          <text:p text:style-name="P12"><text:span text:style-name="T4"><text:s/>The concept described must have been proven</text:span><text:span text:style-name="T1">: Design patterns require proof that they function as described and without this proof the design cannot be seriously considered. If a pattern is highly speculative in nature, only the brave may attempt to use it.</text:span></text:p>
        </text:list-item>
        <text:list-item>
          <text:p text:style-name="P12"><text:span text:style-name="T4"><text:s/>It must describe a relationship</text:span><text:span text:style-name="T1">: In some cases it may appear that a pattern describes a type of module. Although an implementation may appear this way, the official description of the pattern must describe much deeper system structures and mechanisms that explain its relationship to code.</text:span></text:p>
        </text:list-item>
      </text:list>
      <text:p text:style-name="P4">We would be forgiven for thinking that a proto-pattern which fails to meet guidelines isn't worth learning from, however, this is far from the truth. Many proto-patterns are actually quite good. I’m not saying that all proto-patterns are worth looking at, but there are quite a few useful ones in the wild that could assist us with future projects. Use best judgment with the above list in mind and you’ll be fine in your selection process.</text:p>
      <text:p text:style-name="P1"><text:span text:style-name="T1">One of the additional requirements for a pattern to be valid is that they display some recurring phenomenon. This is often something that can be qualified in at least three key areas, referred to as the </text:span><text:span text:style-name="T3">rule of three</text:span><text:span text:style-name="T1">. To show recurrence using this rule, one must demonstrate:</text:span></text:p>
      <text:list xml:id="list2174042382" text:style-name="L5">
        <text:list-item>
          <text:p text:style-name="P13"><text:span text:style-name="T4">Fitness of purpose</text:span><text:span text:style-name="T1"> - how is the pattern considered successful?</text:span></text:p>
        </text:list-item>
        <text:list-item>
          <text:p text:style-name="P13"><text:span text:style-name="T4">Usefulness</text:span><text:span text:style-name="T1"> - why is the pattern considered successful?</text:span></text:p>
        </text:list-item>
        <text:list-item>
          <text:p text:style-name="P13"><text:span text:style-name="T4">Applicability</text:span><text:span text:style-name="T1"> - is the design worthy of being a pattern because it has wider applicability? If so, this needs to be explained. When reviewing or defining a pattern, it is important to keep the above in mind.</text:span></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Symbol" svg:font-family="Symbol"/>
    <style:font-face style:name="Times New Roman" svg:font-family="'Times New Roman'"/>
    <style:font-face style:name="Calibri" svg:font-family="Calibri"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DejaVu Sans" style:font-size-asian="12pt" style:language-asian="none" style:country-asian="none" style:font-name-complex="DejaVu Sans"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8T21:31:09.251214255</dc:date>
    <meta:editing-duration>PT1M45S</meta:editing-duration>
    <meta:editing-cycles>1</meta:editing-cycles>
    <meta:document-statistic meta:table-count="0" meta:image-count="0" meta:object-count="0" meta:page-count="4" meta:paragraph-count="53" meta:word-count="2048" meta:character-count="13100" meta:non-whitespace-character-count="11099"/>
    <meta:generator>LibreOffice/5.4.1.2$Linux_X86_64 LibreOffice_project/40m0$Build-2</meta:generator>
  </office:meta>
</office:document-meta>
</file>